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C900000D4BFE9675F6583FC4C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fo:border="none"/>
    </style:style>
    <style:style style:name="P1" style:family="paragraph">
      <loext:graphic-properties draw:fill="none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32pt" fo:font-style="normal" style:text-underline-style="none" fo:font-weight="normal" fo:background-color="transparent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30pt" fo:font-style="normal" style:text-underline-style="none" fo:font-weight="normal" fo:background-color="transparent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28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invoice_no" form:control-implementation="ooo:com.sun.star.form.component.TextField" xml:id="control1" form:id="control1" form:max-length="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_no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R_no" form:control-implementation="ooo:com.sun.star.form.component.TextField" xml:id="control3" form:id="control3" form:max-length="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eight" form:control-implementation="ooo:com.sun.star.form.component.TextField" xml:id="control4" form:id="control4" form:max-length="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description_1" form:control-implementation="ooo:com.sun.star.form.component.TextField" xml:id="control5" form:id="control5" form:max-length="1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escription_2" form:control-implementation="ooo:com.sun.star.form.component.TextField" xml:id="control6" form:id="control6" form:max-length="2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escription_3" form:control-implementation="ooo:com.sun.star.form.component.TextField" xml:id="control7" form:id="control7" form:max-length="1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kgs_1" form:control-implementation="ooo:com.sun.star.form.component.TextField" xml:id="control8" form:id="control8" form:max-length="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kgs_2" form:control-implementation="ooo:com.sun.star.form.component.TextField" xml:id="control9" form:id="control9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kgs_3" form:control-implementation="ooo:com.sun.star.form.component.TextField" xml:id="control10" form:id="control10" form:max-length="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antity_1" form:control-implementation="ooo:com.sun.star.form.component.TextField" xml:id="control11" form:id="control11" form:max-length="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antity_2" form:control-implementation="ooo:com.sun.star.form.component.TextField" xml:id="control12" form:id="control12" form:max-length="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antity_3" form:control-implementation="ooo:com.sun.star.form.component.TextField" xml:id="control13" form:id="control13" form:max-length="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ate_1" form:control-implementation="ooo:com.sun.star.form.component.TextField" xml:id="control14" form:id="control14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ate_2" form:control-implementation="ooo:com.sun.star.form.component.TextField" xml:id="control15" form:id="control15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ate_3" form:control-implementation="ooo:com.sun.star.form.component.TextField" xml:id="control16" form:id="control16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unit_1" form:control-implementation="ooo:com.sun.star.form.component.TextField" xml:id="control17" form:id="control17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unit_2" form:control-implementation="ooo:com.sun.star.form.component.TextField" xml:id="control18" form:id="control18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unit_3" form:control-implementation="ooo:com.sun.star.form.component.TextField" xml:id="control19" form:id="control19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mount_1" form:control-implementation="ooo:com.sun.star.form.component.TextField" xml:id="control20" form:id="control20" form:max-length="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mount_2" form:control-implementation="ooo:com.sun.star.form.component.TextField" xml:id="control21" form:id="control21" form:max-length="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mount_3" form:control-implementation="ooo:com.sun.star.form.component.TextField" xml:id="control22" form:id="control22" form:max-length="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aise_1" form:control-implementation="ooo:com.sun.star.form.component.TextField" xml:id="control23" form:id="control23" form:max-length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aise_2" form:control-implementation="ooo:com.sun.star.form.component.TextField" xml:id="control24" form:id="control24" form:max-length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aise_3" form:control-implementation="ooo:com.sun.star.form.component.TextField" xml:id="control25" form:id="control25" form:max-length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otal" form:control-implementation="ooo:com.sun.star.form.component.TextField" xml:id="control26" form:id="control26" form:max-length="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otal_paise" form:control-implementation="ooo:com.sun.star.form.component.TextField" xml:id="control27" form:id="control2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ocuments" form:control-implementation="ooo:com.sun.star.form.component.TextField" xml:id="control28" form:id="control28" form:max-length="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66.277cm" svg:height="90.037cm" svg:x="0cm" svg:y="0cm">
          <draw:image xlink:href="Pictures/10000000000009C900000D4BFE9675F6583FC4C5.jpg" xlink:type="simple" xlink:show="embed" xlink:actuate="onLoad">
            <text:p/>
          </draw:image>
        </draw:frame>
        <draw:control draw:style-name="gr2" draw:text-style-name="P2" draw:layer="controls" svg:width="23.3cm" svg:height="2.2cm" svg:x="39.1cm" svg:y="18cm" draw:control="control1"/>
        <draw:control draw:style-name="gr2" draw:text-style-name="P2" draw:layer="controls" svg:width="25.6cm" svg:height="2.5cm" svg:x="36.9cm" svg:y="21cm" draw:control="control2"/>
        <draw:control draw:style-name="gr2" draw:text-style-name="P2" draw:layer="controls" svg:width="22.9cm" svg:height="2.4cm" svg:x="39.6cm" svg:y="24.2cm" draw:control="control3"/>
        <draw:control draw:style-name="gr2" draw:text-style-name="P2" draw:layer="controls" svg:width="25.5cm" svg:height="2.1cm" svg:x="37.1cm" svg:y="27.4cm" draw:control="control4"/>
        <draw:control draw:style-name="gr2" draw:text-style-name="P2" draw:layer="controls" svg:width="25.7cm" svg:height="13.2cm" svg:x="8.9cm" svg:y="33.3cm" draw:control="control5"/>
        <draw:control draw:style-name="gr2" draw:text-style-name="P2" draw:layer="controls" svg:width="25.4cm" svg:height="14.8cm" svg:x="9.2cm" svg:y="48.4cm" draw:control="control6"/>
        <draw:control draw:style-name="gr2" draw:text-style-name="P2" draw:layer="controls" svg:width="25.5cm" svg:height="11.5cm" svg:x="9.1cm" svg:y="64.6cm" draw:control="control7"/>
        <draw:control draw:style-name="gr2" draw:text-style-name="P2" draw:layer="controls" svg:width="3.9cm" svg:height="5.5cm" svg:x="4.3cm" svg:y="33.4cm" draw:control="control8"/>
        <draw:control draw:style-name="gr2" draw:text-style-name="P2" draw:layer="controls" svg:width="3.7cm" svg:height="5.2cm" svg:x="4.5cm" svg:y="48.8cm" draw:control="control9"/>
        <draw:control draw:style-name="gr2" draw:text-style-name="P2" draw:layer="controls" svg:width="4cm" svg:height="4.9cm" svg:x="4.3cm" svg:y="65cm" draw:control="control10"/>
        <draw:control draw:style-name="gr2" draw:text-style-name="P2" draw:layer="controls" svg:width="5.5cm" svg:height="7.8cm" svg:x="35.3cm" svg:y="33.3cm" draw:control="control11"/>
        <draw:control draw:style-name="gr2" draw:text-style-name="P2" draw:layer="controls" svg:width="5.5cm" svg:height="9.8cm" svg:x="35.4cm" svg:y="48.4cm" draw:control="control12"/>
        <draw:control draw:style-name="gr2" draw:text-style-name="P2" draw:layer="controls" svg:width="5.3cm" svg:height="7.8cm" svg:x="35.6cm" svg:y="65.2cm" draw:control="control13"/>
        <draw:control draw:style-name="gr2" draw:text-style-name="P3" draw:layer="controls" svg:width="5.3cm" svg:height="2.8cm" svg:x="41.7cm" svg:y="33.7cm" draw:control="control14"/>
        <draw:control draw:style-name="gr2" draw:text-style-name="P3" draw:layer="controls" svg:width="5.3cm" svg:height="2.8cm" svg:x="41.8cm" svg:y="49.7cm" draw:control="control15"/>
        <draw:control draw:style-name="gr2" draw:text-style-name="P3" draw:layer="controls" svg:width="5.3cm" svg:height="2.8cm" svg:x="41.8cm" svg:y="64.6cm" draw:control="control16"/>
        <draw:control draw:style-name="gr2" draw:text-style-name="P4" draw:layer="controls" svg:width="3.3cm" svg:height="3cm" svg:x="47.7cm" svg:y="33.5cm" draw:control="control17"/>
        <draw:control draw:style-name="gr2" draw:text-style-name="P4" draw:layer="controls" svg:width="3.3cm" svg:height="3cm" svg:x="47.787cm" svg:y="49.482cm" draw:control="control18"/>
        <draw:control draw:style-name="gr2" draw:text-style-name="P4" draw:layer="controls" svg:width="3.3cm" svg:height="3cm" svg:x="47.8cm" svg:y="65.2cm" draw:control="control19"/>
        <draw:control draw:style-name="gr2" draw:text-style-name="P4" draw:layer="controls" svg:width="7.7cm" svg:height="4.1cm" svg:x="51.7cm" svg:y="33.7cm" draw:control="control20"/>
        <draw:control draw:style-name="gr2" draw:text-style-name="P4" draw:layer="controls" svg:width="7.7cm" svg:height="4.1cm" svg:x="51.8cm" svg:y="49cm" draw:control="control21"/>
        <draw:control draw:style-name="gr2" draw:text-style-name="P4" draw:layer="controls" svg:width="7.7cm" svg:height="4.1cm" svg:x="51.8cm" svg:y="65cm" draw:control="control22"/>
        <draw:control draw:style-name="gr2" draw:text-style-name="P4" draw:layer="controls" svg:width="2.6cm" svg:height="2.3cm" svg:x="60cm" svg:y="33.5cm" draw:control="control23"/>
        <draw:control draw:style-name="gr2" draw:text-style-name="P4" draw:layer="controls" svg:width="2.6cm" svg:height="2.3cm" svg:x="60.1cm" svg:y="49.5cm" draw:control="control24"/>
        <draw:control draw:style-name="gr2" draw:text-style-name="P4" draw:layer="controls" svg:width="2.6cm" svg:height="2.3cm" svg:x="60.1cm" svg:y="65.1cm" draw:control="control25"/>
        <draw:control draw:style-name="gr2" draw:text-style-name="P4" draw:layer="controls" svg:width="7.8cm" svg:height="1.5cm" svg:x="51.7cm" svg:y="77.4cm" draw:control="control26"/>
        <draw:control draw:style-name="gr2" draw:text-style-name="P4" draw:layer="controls" svg:width="2.7cm" svg:height="1.7cm" svg:x="60.1cm" svg:y="77.4cm" draw:control="control27"/>
        <draw:control draw:style-name="gr2" draw:text-style-name="P4" draw:layer="controls" svg:width="44.9cm" svg:height="1.8cm" svg:x="11.9cm" svg:y="79.4cm" draw:control="control28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66.278cm" fo:page-height="90.0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9T23:20:40.564957286</dc:date>
    <meta:editing-duration>PT5M22S</meta:editing-duration>
    <meta:editing-cycles>4</meta:editing-cycles>
    <meta:generator>LibreOffice/5.4.2.2$Linux_X86_64 LibreOffice_project/40m0$Build-2</meta:generator>
    <meta:document-statistic meta:object-count="29"/>
  </office:meta>
</office:document-meta>
</file>